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9dbe1"/>
    </style:style>
    <style:style style:name="P3" style:family="paragraph" style:parent-style-name="Text_20_body">
      <style:text-properties officeooo:rsid="001a00b3" officeooo:paragraph-rsid="001a00b3"/>
    </style:style>
    <style:style style:name="P4"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5"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6"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7"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8"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able_20_Contents" style:list-style-name="L13"/>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Preformatted_20_Text" style:list-style-name="L11"/>
    <style:style style:name="P3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9db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00b3" style:font-weight-asian="bold" style:font-weight-complex="bold"/>
    </style:style>
    <style:style style:name="T8" style:family="text">
      <style:text-properties fo:font-style="normal" style:font-style-asian="normal" style:font-style-complex="normal"/>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T13" style:family="text">
      <style:text-properties fo:language="fr" fo:country="FR"/>
    </style:style>
    <style:style style:name="T14" style:family="text">
      <style:text-properties officeooo:rsid="0019dbe1"/>
    </style:style>
    <style:style style:name="T15" style:family="text">
      <style:text-properties officeooo:rsid="001a00b3"/>
    </style:style>
    <style:style style:name="T16" style:family="text">
      <style:text-properties officeooo:rsid="001a8013"/>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r's manual for</text:p>
      <text:p text:style-name="P7"><draw:frame draw:style-name="fr1" draw:name="Graphic1" text:anchor-type="as-char" svg:width="10.978cm" svg:height="2.064cm" draw:z-index="0"><draw:image xlink:href="../w2llogo.png" xlink:type="simple" xlink:show="embed" xlink:actuate="onLoad"/></draw:frame></text:p>
      <text:p text:style-name="P6">Writer2LaTeX, Writer2BibTeX, Writer2xhtml and Calc2xhtml</text:p>
      <text:p text:style-name="P5">version 1.2.<text:span text:style-name="T14">1</text:span></text:p>
      <text:p text:style-name="P4">© 2002–201<text:span text:style-name="T14">4</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30">1 <text:a xlink:type="simple" xlink:href="#__RefHeading__4440_212107084" text:style-name="Internet_20_link" text:visited-style-name="Internet_20_link">Introduction</text:a><text:tab/>3</text:p>
          <text:p text:style-name="P32">1.1 <text:a xlink:type="simple" xlink:href="#__RefHeading__4442_212107084" text:style-name="Internet_20_link" text:visited-style-name="Internet_20_link">What is Writer2LaTeX?</text:a><text:tab/>3</text:p>
          <text:p text:style-name="P32">1.2 <text:a xlink:type="simple" xlink:href="#__RefHeading__4444_212107084" text:style-name="Internet_20_link" text:visited-style-name="Internet_20_link">More about Writer2LaTeX and Writer2BibTeX</text:a><text:tab/>3</text:p>
          <text:p text:style-name="P32">1.3 <text:a xlink:type="simple" xlink:href="#__RefHeading__4446_212107084" text:style-name="Internet_20_link" text:visited-style-name="Internet_20_link">More about Writer2xhtml and Calc2xhtml</text:a><text:tab/>4</text:p>
          <text:p text:style-name="P30">2 <text:a xlink:type="simple" xlink:href="#__RefHeading__4448_212107084" text:style-name="Internet_20_link" text:visited-style-name="Internet_20_link">Using the export filters</text:a><text:tab/>5</text:p>
          <text:p text:style-name="P32">2.1 <text:a xlink:type="simple" xlink:href="#__RefHeading__4450_212107084" text:style-name="Internet_20_link" text:visited-style-name="Internet_20_link">Installing of the filters</text:a><text:tab/>5</text:p>
          <text:p text:style-name="P32">2.2 <text:a xlink:type="simple" xlink:href="#__RefHeading__4452_212107084" text:style-name="Internet_20_link" text:visited-style-name="Internet_20_link">Using the filters</text:a><text:tab/>5</text:p>
          <text:p text:style-name="P32">2.3 <text:a xlink:type="simple" xlink:href="#__RefHeading__4454_212107084" text:style-name="Internet_20_link" text:visited-style-name="Internet_20_link">Using Writer2LaTeX and Writer2BibTeX</text:a><text:tab/>5</text:p>
          <text:p text:style-name="P32">2.4 <text:a xlink:type="simple" xlink:href="#__RefHeading__4456_212107084" text:style-name="Internet_20_link" text:visited-style-name="Internet_20_link">Using Writer2xhtml</text:a><text:tab/>5</text:p>
          <text:p text:style-name="P32">2.5 <text:a xlink:type="simple" xlink:href="#__RefHeading__4458_212107084" text:style-name="Internet_20_link" text:visited-style-name="Internet_20_link">Using Calc2xhtml</text:a><text:tab/>6</text:p>
          <text:p text:style-name="P32">2.6 <text:a xlink:type="simple" xlink:href="#__RefHeading__4460_212107084" text:style-name="Internet_20_link" text:visited-style-name="Internet_20_link">Custom configuration</text:a><text:tab/>7</text:p>
          <text:p text:style-name="P32">2.7 <text:a xlink:type="simple" xlink:href="#__RefHeading__4462_212107084" text:style-name="Internet_20_link" text:visited-style-name="Internet_20_link">Configuration packages</text:a><text:tab/>7</text:p>
          <text:p text:style-name="P30">3 <text:a xlink:type="simple" xlink:href="#__RefHeading__4464_212107084" text:style-name="Internet_20_link" text:visited-style-name="Internet_20_link">Using the command line utility</text:a><text:tab/>11</text:p>
          <text:p text:style-name="P32">3.1 <text:a xlink:type="simple" xlink:href="#__RefHeading__4466_212107084" text:style-name="Internet_20_link" text:visited-style-name="Internet_20_link">How to install Writer2LaTeX for command line usage</text:a><text:tab/>11</text:p>
          <text:p text:style-name="P32">3.2 <text:a xlink:type="simple" xlink:href="#__RefHeading__4468_212107084" text:style-name="Internet_20_link" text:visited-style-name="Internet_20_link">Using the command line utility</text:a><text:tab/>12</text:p>
          <text:p text:style-name="P30">4 <text:a xlink:type="simple" xlink:href="#__RefHeading__4470_212107084" text:style-name="Internet_20_link" text:visited-style-name="Internet_20_link">Configuration</text:a><text:tab/>14</text:p>
          <text:p text:style-name="P32">4.1 <text:a xlink:type="simple" xlink:href="#__RefHeading__4472_212107084" text:style-name="Internet_20_link" text:visited-style-name="Internet_20_link">Writer2LaTeX configuration</text:a><text:tab/>14</text:p>
          <text:p text:style-name="P32">4.2 <text:a xlink:type="simple" xlink:href="#__RefHeading__4474_212107084" text:style-name="Internet_20_link" text:visited-style-name="Internet_20_link">Writer2xhtml and Calc2xhtml configuration</text:a><text:tab/>24</text:p>
          <text:p text:style-name="P32">4.3 <text:a xlink:type="simple" xlink:href="#__RefHeading__4476_212107084" text:style-name="Internet_20_link" text:visited-style-name="Internet_20_link">Using LibreOffice to create XHTML documents</text:a><text:tab/>34</text:p>
          <text:p text:style-name="P30">5 <text:a xlink:type="simple" xlink:href="#__RefHeading__4478_212107084" text:style-name="Internet_20_link" text:visited-style-name="Internet_20_link">Special features for the EPUB export</text:a><text:tab/>37</text:p>
          <text:p text:style-name="P32">5.1 <text:a xlink:type="simple" xlink:href="#__RefHeading__4480_212107084" text:style-name="Internet_20_link" text:visited-style-name="Internet_20_link">Meta data</text:a><text:tab/>37</text:p>
          <text:p text:style-name="P32">5.2 <text:a xlink:type="simple" xlink:href="#__RefHeading__4482_212107084" text:style-name="Internet_20_link" text:visited-style-name="Internet_20_link">Hidden hedings</text:a><text:tab/>38</text:p>
          <text:p text:style-name="P30">6 <text:a xlink:type="simple" xlink:href="#__RefHeading__4484_212107084" text:style-name="Internet_20_link" text:visited-style-name="Internet_20_link">The LaTeX package ooomath.sty</text:a><text:tab/>39</text:p>
          <text:p text:style-name="P30">7 <text:a xlink:type="simple" xlink:href="#__RefHeading__4486_212107084" text:style-name="Internet_20_link" text:visited-style-name="Internet_20_link">Using Writer2LaTeX from another application</text:a><text:tab/>40</text:p>
          <text:p text:style-name="P32">7.1 <text:a xlink:type="simple" xlink:href="#__RefHeading__4488_212107084" text:style-name="Internet_20_link" text:visited-style-name="Internet_20_link">Using Writer2LaTeX from a Java application</text:a><text:tab/>40</text:p>
          <text:p text:style-name="P32">7.2 <text:a xlink:type="simple" xlink:href="#__RefHeading__4490_212107084" text:style-name="Internet_20_link" text:visited-style-name="Internet_20_link">Using Writer2LaTeX from a Basic macro</text:a><text:tab/>41</text:p>
          <text:p text:style-name="P32">7.3 <text:a xlink:type="simple" xlink:href="#__RefHeading__4492_212107084" text:style-name="Internet_20_link" text:visited-style-name="Internet_20_link">Batch conversion with UNO</text:a><text:tab/>42</text:p>
          <text:p text:style-name="P32">7.4 <text:a xlink:type="simple" xlink:href="#__RefHeading__4494_212107084" text:style-name="Internet_20_link" text:visited-style-name="Internet_20_link">Converting from StarMath with a Basic macro</text:a><text:tab/>44</text:p>
          <text:p text:style-name="P30">8 <text:a xlink:type="simple" xlink:href="#__RefHeading__4496_212107084" text:style-name="Internet_20_link" text:visited-style-name="Internet_20_link">Troubleshooting</text:a><text:tab/>45</text:p>
        </text:index-body>
      </text:table-of-content>
      <text:h text:style-name="Heading_20_1" text:outline-level="1"><text:bookmark-start text:name="__RefHeading__4440_212107084"/>Introduction<text:bookmark-end text:name="__RefHeading__4440_212107084"/></text:h>
      <text:h text:style-name="Heading_20_2" text:outline-level="2"><text:bookmark-start text:name="__RefHeading__4442_212107084"/>What is Writer2LaTeX?<text:bookmark-end text:name="__RefHeading__4442_212107084"/></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5241497588156666" text:style-name="L1">
        <text:list-item>
          <text:p text:style-name="P9"><text:span text:style-name="T5">Writer2LaTeX</text:span> converts OpenDocument text documents to LaTeX 2e, and works together with...</text:p>
        </text:list-item>
        <text:list-item>
          <text:p text:style-name="P9"><text:span text:style-name="T5">Writer2BibTeX</text:span> which extracts bibliographic data from an OpenDocument text document and converts it to BibTeX format.</text:p>
        </text:list-item>
        <text:list-item>
          <text:p text:style-name="P9"><text:span text:style-name="T5">Writer2xhtml</text:span> converts OpenDocument text documents to XHTML 1.0 strict, XHTML 1.1, XHTML 1.1 + MathML 2.0 or EPUB using CSS2 to convert style information.</text:p>
        </text:list-item>
        <text:list-item>
          <text:p text:style-name="P9"><text:span text:style-name="T5">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text:span text:style-name="T14">LibreOffice</text:span> <text:span text:style-name="T14">or</text:span> <text:span text:style-name="T14">Apache OpenOffice</text:span>. <text:span text:style-name="T16">This manual assumes that you use LibreOffice, but most will apply to Apache OpenOffice as well. </text:span>You can use Writer2LaTeX</text:p>
      <text:list xml:id="list6173689411532317701" text:style-name="L2">
        <text:list-item>
          <text:p text:style-name="P10">...as an <text:span text:style-name="T2">export filter</text:span> for <text:span text:style-name="T14">LibreOffice</text:span>.</text:p>
        </text:list-item>
        <text:list-item>
          <text:p text:style-name="P10">...as a <text:span text:style-name="T2">command line utility</text:span>, independent of <text:span text:style-name="T14">LibreOffice</text:span>.</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5">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text:span text:style-name="T14">LO</text:span> is used as an abbreviation of <text:span text:style-name="T14">LibreOffice</text:span>.</text:p>
      <text:h text:style-name="Heading_20_2" text:outline-level="2"><text:bookmark-start text:name="__RefHeading__4444_212107084"/>More about Writer2LaTeX and Writer2BibTeX<text:bookmark-end text:name="__RefHeading__4444_212107084"/></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7357605376771042151" text:style-name="L3">
        <text:list-item>
          <text:p text:style-name="P11">You can use LaTeX as a typesetting engine for your <text:span text:style-name="T16">LO</text:span> documents: Writer2LaTeX can be configured to create a LaTeX document with as much formatting as possible preserved. Note that the resulting LaTeX source will be readable, but <text:soft-page-break/>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text:span text:style-name="T16">LO</text:span> as a graphical frontend for LaTeX.</text:p>
        </text:list-item>
      </text:list>
      <text:h text:style-name="Heading_20_2" text:outline-level="2"><text:bookmark-start text:name="__RefHeading__4446_212107084"/>More about Writer2xhtml and Calc2xhtml<text:bookmark-end text:name="__RefHeading__4446_212107084"/></text:h>
      <text:p text:style-name="Text_20_body">The primary goal for Writer2xhtml and Calc2xhtml is to provide <text:span text:style-name="T2">standards compliant</text:span> XHTML documents which can be customized to your specific needs.</text:p>
      <text:list xml:id="list7634952857879496938"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text:bookmark-start text:name="__RefHeading__4448_212107084"/>Using the export filters<text:bookmark-end text:name="__RefHeading__4448_212107084"/></text:h>
      <text:h text:style-name="Heading_20_2" text:outline-level="2"><text:bookmark-start text:name="__RefHeading__4450_212107084"/>Installing of the filters<text:bookmark-end text:name="__RefHeading__4450_212107084"/></text:h>
      <text:p text:style-name="Text_20_body">Writer2LaTeX can work as an export filter for <text:span text:style-name="T14">LO Writer</text:span>.</text:p>
      <text:p text:style-name="Text_20_body">Two <text:span text:style-name="T14">LO</text:span> extensions are provided:</text:p>
      <text:list xml:id="list6988895754187222125" text:style-name="L5">
        <text:list-item>
          <text:p text:style-name="P13"><text:span text:style-name="T6">writer2latex.oxt</text:span> installs the LaTeX and BibTeX export filters in Writer</text:p>
        </text:list-item>
        <text:list-item>
          <text:p text:style-name="P13"><text:span text:style-name="T6">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3">N</text:span><text:span text:style-name="T2">ote</text:span>: Before you install the Writer2LaTeX extensions, you need to set up <text:span text:style-name="T16">LO</text:span> to use Java. You can configure this in <text:span text:style-name="T16">LO</text:span> under <text:span text:style-name="T6">Tools – Options</text:span>. Of course this requires that you have installed a Java runtime environment on your system.</text:p>
      <text:p text:style-name="Text_20_body">The extensions are installed and uninstalled using the Extension Manager in <text:span text:style-name="T16">LO</text:span>. If you need instructions about using the Extension Manager, see</text:p>
      <text:p text:style-name="P2"><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452_212107084"/>Using the filters<text:bookmark-end text:name="__RefHeading__4452_212107084"/></text:h>
      <text:p text:style-name="Text_20_body">The filters provided by Writer2LaTeX are all <text:span text:style-name="T2">export filters</text:span>. This means that the filters are to be found in the <text:span text:style-name="T6">File – Export</text:span> menu in Writer or Calc.</text:p>
      <text:p text:style-name="Text_20_body"><text:span text:style-name="T5">Note:</text:span> As Writer2LaTeX does not provide corresponding <text:span text:style-name="T2">import</text:span> filters, you should always save in OpenDocument format as well!</text:p>
      <text:h text:style-name="Heading_20_2" text:outline-level="2"><text:bookmark-start text:name="__RefHeading__4454_212107084"/>Using Writer2LaTeX and Writer2BibTeX<text:bookmark-end text:name="__RefHeading__4454_212107084"/></text:h>
      <text:p text:style-name="Text_20_body">To export a Writer document to LaTeX, choose <text:span text:style-name="T6">LaTeX 2e</text:span> in the export dialog.</text:p>
      <text:p text:style-name="Text_20_body">After you have typed in a file name, an options dialog will open. To get help, select an item and press <text:span text:style-name="T6">F1</text:span><text:span text:style-name="T10"> or press the help button. Alternatively you can enable extended tips with </text:span><text:span text:style-name="T6">Shift-F1</text:span><text:span text:style-name="T10">.</text:span></text:p>
      <text:p text:style-name="Text_20_body">Click <text:span text:style-name="T6">Export</text:span> to initiate the export or <text:span text:style-name="T6">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6">BibTeX</text:span> in the export dialog. All bibliographic data in the document will be extracted and stored in a BibTeX file which can later be used by e.g. LaTeX documents.</text:p>
      <text:h text:style-name="Heading_20_2" text:outline-level="2"><text:bookmark-start text:name="__RefHeading__4456_212107084"/><text:reference-mark text:name="xhtml-formats"/>Using Writer2xhtml<text:bookmark-end text:name="__RefHeading__4456_212107084"/></text:h>
      <text:p text:style-name="Text_20_body">To export a Writer document to XHTML, choose one of the following formats in the export dialog:</text:p>
      <text:list xml:id="list6041713175620346265" text:style-name="L6">
        <text:list-item>
          <text:p text:style-name="P14">XHTML 1.0 strict<text:span text:style-name="T10"> will create an XHTML file which is compatible with the </text:span><text:soft-page-break/><text:span text:style-name="T10">older HTML 4 standard. You can thus expect that the result will be viewable with any (modern) browser, but note that mathematical formulas are </text:span><text:span text:style-name="T4">not</text:span><text:span text:style-name="T10"> supported.</text:span></text:p>
        </text:list-item>
        <text:list-item>
          <text:p text:style-name="P14">XHTML 1.1<text:span text:style-name="T10"> will create an XHTML file using the XHTML 1.1 standard, but without support for mathematical formulas.</text:span></text:p>
        </text:list-item>
        <text:list-item>
          <text:p text:style-name="P15">XHTML 1.1 + MathML 2.0<text:span text:style-name="T10"> will create an XHTML file which follows the standard for combining XHTML with mathematical formulas, using </text:span><text:span text:style-name="T4">MathML</text:span><text:span text:style-name="T10"> for the formulas. Unfortunately, not all browsers support this.</text:span></text:p>
        </text:list-item>
        <text:list-item>
          <text:p text:style-name="P16">XHTML 1.1 + MathML 2.0 (xsl)<text:span text:style-name="T9">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9">http://www.w3.org/Math/XSL/</text:span></text:a><text:span text:style-name="T9"> for details.</text:span></text:p>
          <text:p text:style-name="P17">This is how W3C's Math Working Group recommends to put ”math on the web”.</text:p>
        </text:list-item>
        <text:list-item>
          <text:p text:style-name="P17"><text:span text:style-name="T6">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6">F1</text:span><text:span text:style-name="T10"> or press the help button. Alternatively you can enable extended tips with </text:span><text:span text:style-name="T6">Shift-F1</text:span><text:span text:style-name="T10">.</text:span></text:p>
      <text:p text:style-name="Text_20_body">Click <text:span text:style-name="T6">Export</text:span> to initiate the export or <text:span text:style-name="T6">Cancel</text:span> to close the dialog without exporting the document.</text:p>
      <text:p text:style-name="Text_20_body"/>
      <text:h text:style-name="Heading_20_2" text:outline-level="2"><text:bookmark-start text:name="__RefHeading__4458_212107084"/>Using Calc2xhtml<text:bookmark-end text:name="__RefHeading__4458_212107084"/></text:h>
      <text:p text:style-name="Text_20_body">To export a Calc document to XHTML, choose <text:span text:style-name="T6">XHTML 1.0 strict</text:span> or <text:span text:style-name="T6">XHTML 1.1</text:span> in the export dialog. </text:p>
      <text:p text:style-name="Text_20_body">After you have typed in a file name, an options dialog will open. To get help, select an item and press <text:span text:style-name="T6">F1</text:span><text:span text:style-name="T10"> or press the help button. Alternatively you can enable extended tips with </text:span><text:span text:style-name="T6">Shift-F1</text:span><text:span text:style-name="T10">.</text:span></text:p>
      <text:p text:style-name="Text_20_body"><text:soft-page-break/>Click <text:span text:style-name="T6">Export</text:span> to initiate the export or <text:span text:style-name="T6">Cancel</text:span> to close the dialog without exporting the document.</text:p>
      <text:h text:style-name="Heading_20_2" text:outline-level="2"><text:bookmark-start text:name="__RefHeading__4460_212107084"/><text:reference-mark text:name="custom-config"/>Custom configuration<text:bookmark-end text:name="__RefHeading__4460_212107084"/></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text:span text:style-name="T16">LO</text:span>.</text:p>
      <text:list xml:id="list3512142500927385984" text:style-name="L7">
        <text:list-item>
          <text:p text:style-name="P18">On unix-like systems this folder will usually be something like</text:p>
          <text:p text:style-name="P18"><text:span text:style-name="Source_20_Text">home directory/.</text:span><text:span text:style-name="Source_20_Text"><text:span text:style-name="T14">config/libreoffce/4</text:span></text:span><text:span text:style-name="Source_20_Text">/user</text:span></text:p>
        </text:list-item>
        <text:list-item>
          <text:p text:style-name="P18">On Windows <text:span text:style-name="T14">7 </text:span>it will usually be something like</text:p>
          <text:p text:style-name="P18"><text:span text:style-name="Source_20_Text">C:\user</text:span><text:span text:style-name="Source_20_Text"><text:span text:style-name="T16">s\username\AppData\Roaming\LibreOffice\4\user</text:span></text:span></text:p>
        </text:list-item>
      </text:list>
      <text:p text:style-name="Text_20_body"><text:span text:style-name="T16">N</text:span>ote that th<text:span text:style-name="T16">ese</text:span> director<text:span text:style-name="T16">ies</text:span> <text:span text:style-name="T16">will usually be hidden.</text:span></text:p>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462_212107084"/><text:reference-mark text:name="config-packages"/>Configuration packages<text:bookmark-end text:name="__RefHeading__4462_212107084"/></text:h>
      <text:p text:style-name="Text_20_body">Advanced users may add further formats/styles to the lists in the export dialog. This is done using <text:span text:style-name="T2">configuration packages</text:span>, which are custom extensions to <text:span text:style-name="T16">LO</text:span> containing further configurations for Writer2LaTeX or Writer2xhtml.</text:p>
      <text:p text:style-name="Text_20_body">A configuration package can contain:</text:p>
      <text:list xml:id="list7143470532184049268" text:style-name="L8">
        <text:list-item>
          <text:p text:style-name="P19">A configuration file for Writer2LaTeX or Writer2xhtml, see section <text:reference-ref text:reference-format="chapter" text:ref-name="latex-config">4</text:reference-ref>.</text:p>
        </text:list-item>
        <text:list-item>
          <text:p text:style-name="P19">An XHTML template (Writer2xhtml only).</text:p>
        </text:list-item>
        <text:list-item>
          <text:p text:style-name="P19">A <text:span text:style-name="T16">LO</text:span> template.</text:p>
        </text:list-item>
        <text:list-item>
          <text:p text:style-name="P19">A <text:span text:style-name="T16">LO</text:span> registry file to glue the parts together.</text:p>
        </text:list-item>
      </text:list>
      <text:p text:style-name="Text_20_body">The Writer2LaTeX distribution contains a sample configuration package <text:span text:style-name="T6">xhtml-config-sample.oxt</text:span> that demonstrates this.</text:p>
      <text:p text:style-name="Text_20_body">As a demonstration of the principles of configuration packages, you can install this into <text:span text:style-name="T16">LO</text:span> using the Extension Manager:</text:p>
      <text:list xml:id="list7294699372757109784" text:style-name="L9">
        <text:list-item>
          <text:p text:style-name="P20">If you export to XHTML, the dialog will show an additional entry <text:span text:style-name="T6">Sample custom style</text:span> in the Style list.</text:p>
        </text:list-item>
        <text:list-item>
          <text:p text:style-name="P20">If you open <text:span text:style-name="T6">Templates and Documents</text:span> in <text:span text:style-name="T16">LO</text:span> you will find a new folder <text:span text:style-name="T6">xhtml-sample-config</text:span>. This folder contains a Writer template. If you create a document based on this template, <text:span text:style-name="T6">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ext:soft-page-break/>The file description.xml</text:h>
      <text:p text:style-name="Text_20_body">This files identifies the extension in <text:span text:style-name="T16">LO</text:span>.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text:span text:style-name="T16">LO</text:span>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oft-page-break/><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text:span text:style-name="T16">LO</text:span>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text:span text:style-name="T16">LO</text:span>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ext:soft-page-break/>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464_212107084"/>Using the command line utility<text:bookmark-end text:name="__RefHeading__4464_212107084"/></text:h>
      <text:h text:style-name="Heading_20_2" text:outline-level="2"><text:bookmark-start text:name="__RefHeading__4466_212107084"/>How to install Writer2LaTeX for command line usage<text:bookmark-end text:name="__RefHeading__4466_212107084"/></text:h>
      <text:p text:style-name="Text_20_body">Writer2LaTeX can work as a standalone command line utility (an installation of <text:span text:style-name="T16">LO</text:span>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422834784117875096" text:style-name="L10">
        <text:list-item>
          <text:p text:style-name="P21">Unzip <text:span text:style-name="Source_20_Text">writer2latex12.zip</text:span> into some directory. This will create a subdirectory <text:span text:style-name="Source_20_Text">writer2latex12</text:span>.</text:p>
        </text:list-item>
        <text:list-item>
          <text:p text:style-name="P2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3877564348459769306" text:style-name="L11">
        <text:list-item>
          <text:p text:style-name="P22">Unzip <text:span text:style-name="Source_20_Text">writer2latex12.zip</text:span> into some directory. This will create a subdirectory <text:span text:style-name="Source_20_Text">writer2latex12</text:span>.</text:p>
        </text:list-item>
        <text:list-item>
          <text:p text:style-name="P22">Add this directory to your PATH environment variable (optional but recommended).</text:p>
        </text:list-item>
        <text:list-item>
          <text:p text:style-name="P22">Add execute permissions to <text:span text:style-name="Source_20_Text">w2l</text:span> as follows:</text:p>
          <text:p text:style-name="P31">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2"</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468_212107084"/><text:soft-page-break/>Using the command line utility<text:bookmark-end text:name="__RefHeading__4468_212107084"/></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470_212107084"/><text:reference-mark text:name="latex-config"/>Configuration<text:bookmark-end text:name="__RefHeading__4470_212107084"/></text:h>
      <text:h text:style-name="Heading_20_2" text:outline-level="2"><text:bookmark-start text:name="__RefHeading__4472_212107084"/>Writer2LaTeX configuration<text:bookmark-end text:name="__RefHeading__4472_212107084"/></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973242650688058801" text:style-name="L12">
        <text:list-item>
          <text:p text:style-name="P23"><text:span text:style-name="Source_20_Text">ultraclean.xml</text:span> to produce a <text:span text:style-name="T1">clean</text:span> LaTeX file, ie. almost all the formatting is ignored.</text:p>
        </text:list-item>
        <text:list-item>
          <text:p text:style-name="P23"><text:span text:style-name="Source_20_Text">clean.xml</text:span> is a less radical version; preserves hyperlinks, color and some character formatting.</text:p>
        </text:list-item>
        <text:list-item>
          <text:p text:style-name="P23"><text:span text:style-name="Source_20_Text">pdfscreen.xml</text:span> to produce a LaTeX file which is optimized for screen viewing using the package <text:span text:style-name="Source_20_Text">pdfscreen.sty</text:span>.</text:p>
        </text:list-item>
        <text:list-item>
          <text:p text:style-name="P2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text:soft-page-break/>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ext:soft-page-break/>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text:span text:style-name="T16">LO</text:span>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ext:soft-page-break/>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text:soft-page-break/>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8">.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8">Use this option to specify, that all graphics and text boxes should be centered. If you don't want that, set this option to </text:span><text:span text:style-name="Source_20_Text"><text:span text:style-name="T8">false</text:span></text:span><text:span text:style-name="T8">. Default is </text:span><text:span text:style-name="Source_20_Text"><text:span text:style-name="T8">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8">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text:span text:style-name="T16">LO</text:span>'s defaults, Writer2LaTeX can guess which sequence name to use. If it fails, you can give the name in this option (default is empty).</text:p>
          </table:table-cell>
        </table:table-row>
        <text:soft-page-break/>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text:span text:style-name="T16">LO</text:span>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ext:soft-page-break/>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092607335354947795"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text:span text:style-name="T16">LO</text:span>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text:span text:style-name="T16">LO</text:span>).</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5">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text:span text:style-name="T16">LO</text:span> document, the <text:span text:style-name="Source_20_Text">latex-code</text:span> is the LaTeX code to export for this text.</text:p>
      <text:p text:style-name="Text_20_body">Another example is French quotations marks (« <text:span text:style-name="T13">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text:span text:style-name="T16">LO</text:span>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474_212107084"/>Writer2xhtml and Calc2xhtml configuration<text:bookmark-end text:name="__RefHeading__4474_212107084"/></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text:span text:style-name="T16">LO</text:span>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text:span text:style-name="T16">LO</text:span>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5" text:note-class="footnote"><text:note-citation>5</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6" text:note-class="footnote"><text:note-citation>6</text:note-citation><text:note-body><text:p text:style-name="Footnote">This option replaces old options <text:span text:style-name="Source_20_Text"><text:span text:style-name="T11">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text:span text:style-name="T16">LO</text:span>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text:span text:style-name="T16">LO</text:span>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ext:soft-page-break/>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text:span text:style-name="T16">LO</text:span>).</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8">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8">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ext:soft-page-break/>
        <table:table-row>
          <table:table-cell table:style-name="Tabel10.A2" office:value-type="string">
            <text:p text:style-name="Table_20_Contents"><text:span text:style-name="Source_20_Text"><text:span text:style-name="T8">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8">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text:span text:style-name="T16">LO</text:span>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text:span text:style-name="T16">LO</text:span>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oft-page-break/><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2534110429666884802" text:style-name="L14">
        <text:list-item>
          <text:p text:style-name="P24"><text:span text:style-name="Source_20_Text">name</text:span> specifies the name of the Writer style.</text:p>
        </text:list-item>
        <text:list-item>
          <text:p text:style-name="P24"><text:span text:style-name="Source_20_Text">family</text:span><text:note text:id="ftn7" text:note-class="footnote"><text:note-citation>7</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4"><text:span text:style-name="Source_20_Text">element</text:span> specifies the XHTML element to use when converting this style. This is not used for frame and list styles.</text:p>
        </text:list-item>
        <text:list-item>
          <text:p text:style-name="P24"><text:span text:style-name="Source_20_Text">css</text:span> specifies the CSS style class to use when converting this style. If it is not specified or the value is <text:span text:style-name="Source_20_Text">“(none)”</text:span>, no CSS class will be used.</text:p>
        </text:list-item>
        <text:list-item>
          <text:p text:style-name="P2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text:span text:style-name="T16">LO</text:span>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text:span text:style-name="T16">LO</text:span> style&lt;/p&gt;</text:p>
      <text:p text:style-name="Preformatted_20_Text"><text:s text:c="2"/>&lt;p class=”par_style”&gt;Yet another&lt;/p&gt;</text:p>
      <text:p text:style-name="Preformatted_20_Text"><text:soft-page-break/>&lt;/div&gt;</text:p>
      <text:p text:style-name="Text_20_body">Note that the rules for hard formatting are only used when <text:span text:style-name="Source_20_Text"><text:span text:style-name="T8">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3717327974941171452" text:style-name="L15">
        <text:list-item>
          <text:p text:style-name="P25">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5"><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5">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476_212107084"/><text:reference-mark text:name="xhtml-frontend"/>Using <text:span text:style-name="T14">LibreOffice </text:span>to create XHTML documents<text:bookmark-end text:name="__RefHeading__4476_212107084"/></text:h>
      <text:p text:style-name="Text_20_body">The configuration file <text:span text:style-name="Source_20_Text">cleanxhtml.xml</text:span> that is distributed with Writer2LaTeX, can be used to create semantically rich XHTML content, which can be formatted with your <text:soft-page-break/>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5">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text:span text:style-name="T16">LO</text:span> Writer style</text:p>
            </table:table-cell>
            <table:table-cell table:style-name="Tabel1.A1" office:value-type="string">
              <text:p text:style-name="Table_20_Heading"><text:span text:style-name="T16">LO</text:span>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text:span text:style-name="T16">LO</text:span>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text:soft-page-break/>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478_212107084"/>Special features for the EPUB export<text:bookmark-end text:name="__RefHeading__4478_212107084"/></text:h>
      <text:h text:style-name="Heading_20_2" text:outline-level="2"><text:bookmark-start text:name="__RefHeading__4480_212107084"/>Meta data<text:bookmark-end text:name="__RefHeading__4480_212107084"/></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6">File-Properties</text:span>, <text:span text:style-name="T6">User-defined properties</text:span>. (The export filter includes a custom editor for these.) The following properties are supported:</text:p>
      <text:list xml:id="list8222721857756091290" text:style-name="L16">
        <text:list-item>
          <text:p text:style-name="P26"><text:span text:style-name="T6">Identifier</text:span>: Each EPUB document must have a unique ID. Normally Writer2xhtml generates a Universal Unique ID (UUID) for this purpose, but you may override this with your own ID.</text:p>
          <text:p text:style-name="P26">To do this add a new property, enter <text:span text:style-name="T6">Identifier</text:span> (case is not important) as name and the ID as value.</text:p>
          <text:p text:style-name="P26">An identifier may follow a specific identification scheme, e.g. ISBN. To specify an identification scheme, append this to the name separated by a period, e.g. <text:span text:style-name="T6">Identifier.ISBN</text:span>.</text:p>
          <text:p text:style-name="P26">It is possible to have several identifiers, in this case append a number to the name, e.g. <text:span text:style-name="T6">Identifier1.ISBN</text:span> and <text:span text:style-name="T6">Identifier2</text:span>. The first identifier is used as the unique ID.</text:p>
        </text:list-item>
        <text:list-item>
          <text:p text:style-name="P26"><text:span text:style-name="T6">Creator</text:span>: A primary creator or author of the publication.</text:p>
          <text:p text:style-name="P26">Enter <text:span text:style-name="T6">Creator</text:span> as name and the creator's name as value.</text:p>
          <text:p text:style-name="P26">A creator may have a special role, you can specify this with a three letter code after the word <text:span text:style-name="T6">creator</text:span>, e.g. <text:span text:style-name="T6">creator.aut</text:span> for the author or <text:span text:style-name="T6">creator.ill</text:span> for the illustrator. For the complete list of three letter codes see the EPUB specification (<text:a xlink:type="simple" xlink:href="http://www.idpf.org/2007/opf/OPF_2.0_final_spec.html">http://www.idpf.org/2007/opf/OPF_2.0_final_spec.html</text:a>).</text:p>
          <text:p text:style-name="P26">You can define several creators, in this case add a number to the word <text:span text:style-name="T6">creator</text:span>, e.g. <text:span text:style-name="T6">creator1.aut</text:span> and <text:span text:style-name="T6">creator2</text:span>. The creators will be sorted according to the numbers. Note that some readers may only present the first creator.</text:p>
          <text:p text:style-name="P26">If no creator is defined, Writer2xhtml will export the default creator given in the document (this is usually taken from <text:span text:style-name="T16">LO</text:span>'s user settings).</text:p>
        </text:list-item>
        <text:list-item>
          <text:p text:style-name="P26"><text:span text:style-name="T6">Contributor</text:span>: A party whose contribution to the publication is secondary to those named in creator elements. Otherwise it is handled like Creator, and the same rules apply.</text:p>
        </text:list-item>
        <text:list-item>
          <text:p text:style-name="P26"><text:span text:style-name="T6">Date</text:span>: Date of publication. The date must be in the format YYYY-MM-DD (year-month-date) or more generally in the format specified in <text:a xlink:type="simple" xlink:href="http://www.w3.org/TR/NOTE-datetime">http://www.w3.org/TR/NOTE-datetime</text:a>.</text:p>
          <text:p text:style-name="P26">A date may be associated with a special event such as <text:span text:style-name="T6">creation</text:span>, <text:span text:style-name="T6">publication</text:span> or <text:span text:style-name="T6">modification</text:span>. To define this, add the event after the word <text:span text:style-name="T6">date</text:span>, e.g. <text:span text:style-name="T6">date.publication</text:span>.</text:p>
          <text:p text:style-name="P26">You can give several dates, in this case add a number to the word date, e.g. <text:soft-page-break/><text:span text:style-name="T6">date1.creation</text:span>, <text:span text:style-name="T6">date2.modification</text:span>.</text:p>
          <text:p text:style-name="P26">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81248186001810" text:continue-numbering="true" text:style-name="L16">
        <text:list-item>
          <text:p text:style-name="P26"><text:span text:style-name="T6">Publisher</text:span>: The publisher of the document.</text:p>
        </text:list-item>
        <text:list-item>
          <text:p text:style-name="P26"><text:span text:style-name="T6">Type</text:span>: Terms describing general categories, functions, genres, or aggregation levels for content.</text:p>
        </text:list-item>
        <text:list-item>
          <text:p text:style-name="P26"><text:span text:style-name="T6">Format</text:span>: The media type or dimensions of the resource.</text:p>
        </text:list-item>
        <text:list-item>
          <text:p text:style-name="P26"><text:span text:style-name="T6">Source</text:span>: Information regarding a prior resource from which the publication was derived.</text:p>
        </text:list-item>
        <text:list-item>
          <text:p text:style-name="P26"><text:span text:style-name="T6">Relation</text:span>: An identifier of an auxiliary resource and its relationship to the publication.</text:p>
        </text:list-item>
        <text:list-item>
          <text:p text:style-name="P26"><text:span text:style-name="T6">Coverage</text:span>: The extent or scope of the publication’s content.</text:p>
        </text:list-item>
        <text:list-item>
          <text:p text:style-name="P26"><text:span text:style-name="T6">Rights</text:span>: A statement about rights, or a reference to one.</text:p>
        </text:list-item>
      </text:list>
      <text:h text:style-name="Heading_20_2" text:outline-level="2"><text:bookmark-start text:name="__RefHeading__4482_212107084"/>Hidden hedings<text:bookmark-end text:name="__RefHeading__4482_212107084"/></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484_212107084"/><text:reference-mark text:name="writer.sty"/>The LaTeX package <text:span text:style-name="Source_20_Text"><text:span text:style-name="T12">ooomath.sty</text:span></text:span><text:bookmark-end text:name="__RefHeading__4484_212107084"/></text:h>
      <text:p text:style-name="Text_20_body"><text:span text:style-name="T16">LO</text:span> Math has a few features that are not available in standard LaTeX packages. Hence Writer2LaTeX uses an optional package <text:span text:style-name="Source_20_Text">ooomath.sty</text:span><text:note text:id="ftn8" text:note-class="footnote"><text:note-citation>8</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5">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5">General</text:span>, click the button <text:span text:style-name="T5">Refresh Now</text:span> to make MikTeX refresh it's filename database.</text:p>
      <text:h text:style-name="Heading_20_1" text:outline-level="1"><text:bookmark-start text:name="__RefHeading__4486_212107084"/>Using Writer2LaTeX from another application<text:bookmark-end text:name="__RefHeading__4486_212107084"/></text:h>
      <text:h text:style-name="Heading_20_2" text:outline-level="2"><text:bookmark-start text:name="__RefHeading__4488_212107084"/>Using Writer2LaTeX from a Java application<text:bookmark-end text:name="__RefHeading__4488_212107084"/></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oft-page-break/><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490_212107084"/>Using Writer2LaTeX from a Basic macro<text:bookmark-end text:name="__RefHeading__4490_212107084"/></text:h>
      <text:p text:style-name="Text_20_body">You can also access Writer2LaTeX through <text:span text:style-name="T16">LO</text:span>'s api. Here's an example using a Basic macro, but the principle is the same for any other language with a UNO binding.</text:p>
      <text:p text:style-name="Text_20_body">Writer2LaTeX is used as any other filter in <text:span text:style-name="T16">LO</text:span>.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text:span text:style-name="T16">LO</text:span>.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492_212107084"/>Batch conversion with UNO<text:bookmark-end text:name="__RefHeading__4492_212107084"/></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text:soft-page-break/>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4887600824367559411" text:style-name="L17">
        <text:list-item>
          <text:p text:style-name="P27">The <text:span text:style-name="Source_20_Text">sSourceURL</text:span> specifies the URL of the source directory</text:p>
        </text:list-item>
        <text:list-item>
          <text:p text:style-name="P27">The <text:span text:style-name="Source_20_Text">sTargetURL</text:span> specifies the URL of the target directory</text:p>
        </text:list-item>
        <text:list-item>
          <text:p text:style-name="P2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text:span text:style-name="T16">LO</text:span> installation. The default is the XHTML export filter provided by Writer2xhtml (<text:span text:style-name="Source_20_Text">org.openoffice.da.writer2xhtml</text:span>).</text:p>
          </table:table-cell>
        </table:table-row>
        <text:soft-page-break/>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text:span text:style-name="T16">LO</text:span>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494_212107084"/>Converting from StarMath with a Basic macro<text:bookmark-end text:name="__RefHeading__4494_212107084"/></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2303910069266899354" text:style-name="L18">
        <text:list-item>
          <text:p text:style-name="P28">The method <text:span text:style-name="Source_20_Text">convertFormula</text:span> converts a StarMath string to a LaTeX string</text:p>
        </text:list-item>
        <text:list-item>
          <text:p text:style-name="P2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496_212107084"/>Troubleshooting<text:bookmark-end text:name="__RefHeading__4496_212107084"/></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text:span text:style-name="T16">LO</text:span>, this problem will result in a generic error message saying that that document could not be written. To increase the heap size in this case, choose <text:span text:style-name="T6">Tools – Options – </text:span><text:span text:style-name="T7">LibreOffice - Advancde</text:span>. Click <text:span text:style-name="T6">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fo:font-family="Courier, '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family="Courier, '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3</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initial-creator>Henrik Just</meta:initial-creator>
    <meta:creation-date>2003-07-03T08:45:42</meta:creation-date>
    <dc:date>2014-08-05T08:12:46.823955628</dc:date>
    <meta:print-date>2004-06-29T10:09:33</meta:print-date>
    <dc:language>en-US</dc:language>
    <meta:editing-cycles>330</meta:editing-cycles>
    <meta:editing-duration>P1DT17H39M47S</meta:editing-duration>
    <meta:document-statistic meta:table-count="24" meta:image-count="1" meta:object-count="0" meta:page-count="45" meta:paragraph-count="1070" meta:word-count="12614" meta:character-count="83051" meta:non-whitespace-character-count="70772"/>
    <meta:user-defined meta:name="Info 1"/>
    <meta:user-defined meta:name="Info 2"/>
    <meta:user-defined meta:name="Info 3"/>
    <meta:user-defined meta:name="Info 4"/>
  </office:meta>
</office:document-meta>
</file>